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Black" svg:font-family="'Noto Sans Mono Black'" style:font-adornments="Black" style:font-family-generic="swiss" style:font-pitch="fixed"/>
    <style:font-face style:name="Noto Sans1" svg:font-family="'Noto Sans'" style:font-family-generic="system" style:font-pitch="variable"/>
    <style:font-face style:name="Source Code Pro Black" svg:font-family="'Source Code Pro Black'" style:font-adornments="Black" style:font-pitch="fixed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-color="#333333" draw:textarea-horizontal-align="justify" draw:textarea-vertical-align="middle" draw:auto-grow-height="false" fo:min-height="14.12cm" fo:min-width="13.87cm" fo:wrap-option="wrap"/>
    </style:style>
    <style:style style:name="gr2" style:family="graphic" style:parent-style-name="standard">
      <style:graphic-properties draw:stroke="none" draw:fill-color="#e6e905" draw:textarea-horizontal-align="justify" draw:textarea-vertical-align="middle" draw:auto-grow-height="false" fo:min-height="7.674cm" fo:min-width="0.811cm"/>
    </style:style>
    <style:style style:name="gr3" style:family="graphic" style:parent-style-name="standard">
      <style:graphic-properties draw:stroke="none" draw:fill-color="#e6e905" draw:textarea-horizontal-align="justify" draw:textarea-vertical-align="middle" draw:auto-grow-height="false" fo:min-height="2.579cm" fo:min-width="0.811cm"/>
    </style:style>
    <style:style style:name="gr4" style:family="graphic" style:parent-style-name="standard">
      <style:graphic-properties draw:stroke="none" draw:fill-color="#e8a202" draw:textarea-horizontal-align="justify" draw:textarea-vertical-align="middle" draw:auto-grow-height="false" fo:min-height="8.874cm" fo:min-width="0.811cm"/>
    </style:style>
    <style:style style:name="gr5" style:family="graphic" style:parent-style-name="standard">
      <style:graphic-properties draw:stroke="none" draw:fill-color="#e8a202" draw:textarea-horizontal-align="justify" draw:textarea-vertical-align="middle" draw:auto-grow-height="false" fo:min-height="4.453cm" fo:min-width="0.835cm"/>
    </style:style>
    <style:style style:name="gr6" style:family="graphic" style:parent-style-name="standard">
      <style:graphic-properties draw:stroke="none" draw:fill-color="#e8a202" draw:textarea-horizontal-align="justify" draw:textarea-vertical-align="middle" draw:auto-grow-height="false" fo:min-height="10.227cm" fo:min-width="0.844cm"/>
    </style:style>
    <style:style style:name="gr7" style:family="graphic" style:parent-style-name="standard">
      <style:graphic-properties draw:stroke="none" draw:fill-color="#e8a202" draw:textarea-horizontal-align="justify" draw:textarea-vertical-align="middle" draw:auto-grow-height="false" fo:min-height="4.677cm" fo:min-width="0.811cm"/>
    </style:style>
    <style:style style:name="gr8" style:family="graphic" style:parent-style-name="standard">
      <style:graphic-properties draw:stroke="none" draw:fill-color="#e8a202" draw:textarea-horizontal-align="justify" draw:textarea-vertical-align="middle" draw:auto-grow-height="false" fo:min-height="5.164cm" fo:min-width="0.844cm"/>
    </style:style>
    <style:style style:name="gr9" style:family="graphic" style:parent-style-name="standard">
      <style:graphic-properties draw:stroke="none" draw:fill-color="#e8a202" draw:textarea-horizontal-align="justify" draw:textarea-vertical-align="middle" draw:auto-grow-height="false" fo:min-height="6.022cm" fo:min-width="0.811cm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7.48cm" fo:min-width="0.835cm"/>
    </style:style>
    <style:style style:name="gr11" style:family="graphic" style:parent-style-name="standard">
      <style:graphic-properties draw:stroke="none" draw:fill-color="#e6e905" draw:textarea-horizontal-align="justify" draw:textarea-vertical-align="middle" draw:auto-grow-height="false" fo:min-height="0.502cm" fo:min-width="0.23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0.503cm" fo:min-width="0.233cm"/>
    </style:style>
    <style:style style:name="gr13" style:family="graphic" style:parent-style-name="standard">
      <style:graphic-properties draw:stroke="none" draw:fill-color="#e6e905" draw:textarea-horizontal-align="justify" draw:textarea-vertical-align="middle" draw:auto-grow-height="false" fo:min-height="7.481cm" fo:min-width="0.833cm"/>
    </style:style>
    <style:style style:name="gr14" style:family="graphic" style:parent-style-name="standard">
      <style:graphic-properties draw:stroke="none" svg:stroke-color="#000000" draw:fill="none" draw:fill-color="#ffffff" fo:min-height="4.483cm"/>
      <style:paragraph-properties style:writing-mode="lr-tb"/>
    </style:style>
    <style:style style:name="gr15" style:family="graphic" style:parent-style-name="standard">
      <style:graphic-properties draw:stroke="none" draw:fill-color="#e6e905" draw:textarea-horizontal-align="justify" draw:textarea-vertical-align="middle" draw:auto-grow-height="false" fo:min-height="2.366cm" fo:min-width="0.844cm"/>
    </style:style>
    <style:style style:name="P1" style:family="paragraph">
      <loext:graphic-properties draw:fill-color="#333333"/>
      <style:paragraph-properties fo:text-align="center"/>
      <style:text-properties fo:color="#e6e905" loext:opacity="100%"/>
    </style:style>
    <style:style style:name="P2" style:family="paragraph">
      <loext:graphic-properties draw:fill-color="#e6e905"/>
      <style:paragraph-properties fo:text-align="center"/>
      <style:text-properties fo:color="#e6e905" loext:opacity="100%"/>
    </style:style>
    <style:style style:name="P3" style:family="paragraph">
      <loext:graphic-properties draw:fill-color="#e8a202"/>
      <style:paragraph-properties fo:text-align="center"/>
      <style:text-properties fo:color="#e6e905" loext:opacity="100%"/>
    </style:style>
    <style:style style:name="P4" style:family="paragraph">
      <style:paragraph-properties fo:text-align="center"/>
      <style:text-properties fo:color="#e6e905" loext:opacity="100%" style:font-name="Source Code Pro Black" fo:font-size="80pt"/>
    </style:style>
    <style:style style:name="P5" style:family="paragraph">
      <loext:graphic-properties draw:fill="none" draw:fill-color="#ffffff"/>
      <style:paragraph-properties fo:text-align="center"/>
      <style:text-properties fo:color="#e6e905" loext:opacity="100%" style:font-name="Source Code Pro Black" fo:font-size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20.32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11cm" svg:height="7.924cm" svg:x="3.726cm" svg:y="4.5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11cm" svg:height="2.829cm" svg:x="15.753cm" svg:y="4.4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11cm" svg:height="9.124cm" svg:x="6.332cm" svg:y="6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335cm" svg:height="4.703cm" draw:transform="skewX (-0.0218166156499291) rotate (2.08374859395603) translate (7.001cm 7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344cm" svg:height="10.477cm" draw:transform="rotate (1.5707963267949) translate (6.417cm 15.2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311cm" svg:height="4.927cm" svg:x="15.76cm" svg:y="10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344cm" svg:height="5.414cm" draw:transform="rotate (1.5707963267949) translate (9.037cm 12.4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335cm" svg:height="4.703cm" draw:transform="skewX (-0.0218166156499291) rotate (2.08374859395603) translate (10.41cm 7.29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3" draw:layer="layout" svg:width="1.311cm" svg:height="6.272cm" svg:x="13.14cm" svg:y="6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1.335cm" svg:height="7.73cm" draw:transform="skewX (-0.0221656815003279) rotate (2.08374859395603) translate (4.402cm 5.6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32cm" svg:height="0.752cm" svg:x="9.511cm" svg:y="7.50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32cm" svg:height="0.752cm" svg:x="10.699cm" svg:y="7.50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733cm" svg:height="0.753cm" svg:x="9.51cm" svg:y="8.6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733cm" svg:height="0.753cm" svg:x="10.696cm" svg:y="8.6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333cm" svg:height="7.731cm" draw:transform="skewX (0.0226892802759263) rotate (-2.08339952810563) translate (17.061cm 4.4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20.32cm" svg:height="4.733cm" svg:x="0cm" svg:y="15.11cm">
          <draw:text-box>
            <text:p text:style-name="P4">MDEKORT</text:p>
          </draw:text-box>
        </draw:frame>
        <draw:custom-shape draw:style-name="gr15" draw:text-style-name="P2" draw:layer="layout" svg:width="1.344cm" svg:height="2.616cm" draw:transform="rotate (1.5707963267949) translate (3.734cm 12.434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Black" svg:font-family="'Noto Sans Mono Black'" style:font-adornments="Black" style:font-family-generic="swiss" style:font-pitch="fixed"/>
    <style:font-face style:name="Noto Sans1" svg:font-family="'Noto Sans'" style:font-family-generic="system" style:font-pitch="variable"/>
    <style:font-face style:name="Source Code Pro Black" svg:font-family="'Source Code Pro Black'" style:font-adornments="Black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8T21:50:38.752951563</meta:creation-date>
    <dc:date>2022-04-09T00:41:19.256768512</dc:date>
    <meta:editing-duration>PT1H20M38S</meta:editing-duration>
    <meta:editing-cycles>13</meta:editing-cycles>
    <meta:generator>LibreOffice/7.3.2.2$Linux_X86_64 LibreOffice_project/30$Build-2</meta:generator>
    <meta:document-statistic meta:object-count="18"/>
  </office:meta>
</office:document-meta>
</file>